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NorthPanel.getExternalUser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North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UserNorthPanel.isHauskeysUser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setIcon( ImageIcon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setNewEntityMode( boolean newEntit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isExternalUser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getJPanel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NorthPanel.getLocalUser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North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North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isLocalUser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isUpTo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NorthPane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North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NorthPanel.setFields( User u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serNorthPanel.getJPanel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North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getUserId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NorthPanel.setStatus( Color color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North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NorthPanel.setStatusListener( Statu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NorthPan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NorthPanel.getHauskeysUser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NorthPanel.UserNort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